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style:paragraph-properties fo:line-height="100%"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1cm" fo:margin-bottom="0.1cm" fo:line-height="100%" fo:text-align="end" fo:text-indent="0cm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1" style:family="paragraph">
      <style:paragraph-properties fo:margin-left="0cm" fo:margin-right="-0.128cm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'Microsoft YaHei'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Microsoft YaHei'" style:font-family-generic-asian="system" style:font-pitch-asian="variable" style:font-size-asian="8pt" style:font-style-asian="normal" style:font-weight-asian="bold" style:font-family-complex="Mangal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747cm" svg:height="2.159cm" svg:x="7.096cm" svg:y="2.016cm">
          <text:p text:style-name="P1"><text:span text:style-name="T1">Include:</text:span></text:p>
          <text:p text:style-name="P1"><text:span text:style-name="T1">Wire</text:span></text:p>
          <text:p text:style-name="P1"><text:span text:style-name="T1">SPI</text:span></text:p>
          <text:p text:style-name="P1"><text:span text:style-name="T1">RADIOFH_B</text:span></text:p>
          <text:p text:style-name="P1"><text:span text:style-name="T1">MsTimer2</text:span></text:p>
          <text:p text:style-name="P1"><text:span text:style-name="T1">CC1101_CC1190_33cm_gfsk_2401_2884_Man_P26dbm</text:span></text:p>
        </draw:rect>
        <draw:line draw:style-name="gr2" draw:text-style-name="P3" draw:layer="layout" svg:x1="10.906cm" svg:y1="4.175cm" svg:x2="10.906cm" svg:y2="4.81cm">
          <text:p/>
        </draw:line>
        <draw:rect draw:style-name="gr1" draw:text-style-name="P2" draw:layer="layout" svg:width="3.085cm" svg:height="2.794cm" svg:x="9.382cm" svg:y="4.81cm">
          <text:p text:style-name="P1"><text:span text:style-name="T1">Initializing:</text:span></text:p>
          <text:p text:style-name="P1"><text:span text:style-name="T1">packet_length= 30</text:span></text:p>
          <text:p text:style-name="P1"><text:span text:style-name="T1">rcvdFlag (boolean) </text:span></text:p>
          <text:p text:style-name="P1"><text:span text:style-name="T1">index (byte)</text:span></text:p>
          <text:p text:style-name="P1"><text:span text:style-name="T1">intFlag (boolean)</text:span></text:p>
          <text:p text:style-name="P1"><text:span text:style-name="T1">rssi (int)</text:span></text:p>
          <text:p text:style-name="P1"><text:span text:style-name="T1">numMissed (int)</text:span></text:p>
          <text:p text:style-name="P1"><text:span text:style-name="T1">TxMsg (string)</text:span></text:p>
        </draw:rect>
        <draw:rect draw:style-name="gr3" draw:text-style-name="P5" draw:layer="layout" svg:width="5.461cm" svg:height="2.413cm" svg:x="8.145cm" svg:y="9.786cm">
          <text:p text:style-name="P4"><text:span text:style-name="T2"/></text:p>
          <text:p text:style-name="P4"><text:span text:style-name="T2">intFlag= false</text:span></text:p>
          <text:p text:style-name="P4"><text:span text:style-name="T2">rcvdFlag=true</text:span></text:p>
          <text:p text:style-name="P4"><text:span text:style-name="T2">index=0</text:span></text:p>
          <text:p text:style-name="P4"><text:span text:style-name="T2">numMissed=0</text:span></text:p>
          <text:p text:style-name="P4"><text:span text:style-name="T2"/></text:p>
        </draw:rect>
        <draw:custom-shape draw:style-name="gr4" draw:text-style-name="P6" draw:layer="layout" svg:width="3.048cm" svg:height="1.016cm" svg:x="9.255cm" svg:y="15.732cm">
          <text:p text:style-name="P4"><text:span text:style-name="T2">Interrup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8" draw:layer="layout" svg:width="0.635cm" svg:height="0.635cm" svg:x="10.906cm" svg:y="17.002cm">
          <text:p text:style-name="P4"><text:span text:style-name="T3">Yes</text:span></text:p>
          <text:p text:style-name="P7"><text:span text:style-name="T4"/></text:p>
        </draw:rect>
        <draw:line draw:style-name="gr6" draw:text-style-name="P3" draw:layer="layout" svg:x1="16.748cm" svg:y1="16.24cm" svg:x2="12.303cm" svg:y2="16.24cm">
          <text:p/>
        </draw:line>
        <draw:rect draw:style-name="gr1" draw:text-style-name="P6" draw:layer="layout" svg:width="5.969cm" svg:height="1.397cm" svg:x="7.858cm" svg:y="17.51cm">
          <text:p text:style-name="P1"><text:span text:style-name="T2">Send Data Packet</text:span></text:p>
          <text:p text:style-name="P1"><text:span text:style-name="T2"><text:s/></text:span><text:span text:style-name="T2">Delay 100 Microseconds</text:span></text:p>
          <text:p text:style-name="P1"><text:span text:style-name="T2">Transceiver in Receive Mode</text:span></text:p>
        </draw:rect>
        <draw:rect draw:style-name="gr5" draw:text-style-name="P8" draw:layer="layout" svg:width="1.016cm" svg:height="0.889cm" svg:x="16.494cm" svg:y="18.526cm">
          <text:p text:style-name="P4"><text:span text:style-name="T3">No</text:span></text:p>
          <text:p text:style-name="P7"><text:span text:style-name="T4"/></text:p>
        </draw:rect>
        <draw:line draw:style-name="gr2" draw:text-style-name="P3" draw:layer="layout" svg:x1="10.779cm" svg:y1="18.907cm" svg:x2="10.779cm" svg:y2="19.669cm">
          <text:p/>
        </draw:line>
        <draw:custom-shape draw:style-name="gr4" draw:text-style-name="P6" draw:layer="layout" svg:width="6.096cm" svg:height="1.27cm" svg:x="7.731cm" svg:y="19.669cm">
          <text:p text:style-name="P4"><text:span text:style-name="T2">Response from prior packet recei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6" draw:layer="layout" svg:width="3.683cm" svg:height="0.889cm" svg:x="9.001cm" svg:y="21.828cm">
          <text:p text:style-name="P4"><text:span text:style-name="T2">Print “!”</text:span></text:p>
          <text:p text:style-name="P4"><text:span text:style-name="T2">Increment to numMissed</text:span></text:p>
        </draw:rect>
        <draw:line draw:style-name="gr2" draw:text-style-name="P3" draw:layer="layout" svg:x1="10.779cm" svg:y1="22.717cm" svg:x2="10.779cm" svg:y2="25.003cm">
          <text:p/>
        </draw:line>
        <draw:line draw:style-name="gr6" draw:text-style-name="P3" draw:layer="layout" svg:x1="5.318cm" svg:y1="15.478cm" svg:x2="5.318cm" svg:y2="28.813cm">
          <text:p/>
        </draw:line>
        <draw:line draw:style-name="gr2" draw:text-style-name="P3" draw:layer="layout" svg:x1="5.318cm" svg:y1="15.478cm" svg:x2="10.779cm" svg:y2="15.478cm">
          <text:p/>
        </draw:line>
        <draw:custom-shape draw:style-name="gr4" draw:text-style-name="P6" draw:layer="layout" svg:width="6.985cm" svg:height="1.27cm" svg:x="7.35cm" svg:y="25.003cm">
          <text:p text:style-name="P1"><text:span text:style-name="T2">Response from current transmission recei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8" draw:layer="layout" svg:width="0.635cm" svg:height="0.635cm" svg:x="11.16cm" svg:y="40.878cm">
          <text:p text:style-name="P4"><text:span text:style-name="T3">Yes</text:span></text:p>
          <text:p text:style-name="P7"><text:span text:style-name="T4"/></text:p>
        </draw:rect>
        <draw:rect draw:style-name="gr1" draw:text-style-name="P6" draw:layer="layout" svg:width="7.874cm" svg:height="1.651cm" svg:x="6.969cm" svg:y="26.908cm">
          <text:p text:style-name="P1"><text:span text:style-name="T2">Store Data for Buffer</text:span></text:p>
          <text:p text:style-name="P1"><text:span text:style-name="T2">ReadRSSI</text:span></text:p>
          <text:p text:style-name="P1"><text:span text:style-name="T2"><text:s/></text:span><text:span text:style-name="T2">Set rcvdFlag to true</text:span></text:p>
          <text:p text:style-name="P1"><text:span text:style-name="T2"><text:s text:c="4"/></text:span><text:span text:style-name="T2">Print (numMissed " missed " Pkt_Buffer[0] " " rssi " Msg:")</text:span></text:p>
          <text:p text:style-name="P1"><text:span text:style-name="T2"/></text:p>
        </draw:rect>
        <draw:rect draw:style-name="gr1" draw:text-style-name="P9" draw:layer="layout" svg:width="6.223cm" svg:height="1.27cm" svg:x="7.731cm" svg:y="33.385cm">
          <text:p text:style-name="P1"><text:span text:style-name="T2">Set interruptFlag </text:span></text:p>
          <text:p text:style-name="P1"><text:span text:style-name="T2">Copy txMsg to Pkt_Buffer</text:span></text:p>
          <text:p text:style-name="P1"><text:span text:style-name="T5"><text:s/></text:span><text:span text:style-name="T2"><text:s/></text:span><text:span text:style-name="T2">Pkt_Buffer[0]=index</text:span></text:p>
          <text:p text:style-name="P1"><text:span text:style-name="T2"><text:s text:c="2"/></text:span><text:span text:style-name="T2">Increment to index</text:span></text:p>
        </draw:rect>
        <draw:line draw:style-name="gr6" draw:text-style-name="P3" draw:layer="layout" svg:x1="5.318cm" svg:y1="28.813cm" svg:x2="10.652cm" svg:y2="28.813cm">
          <text:p/>
        </draw:line>
        <draw:line draw:style-name="gr2" draw:text-style-name="P3" draw:layer="layout" svg:x1="10.779cm" svg:y1="28.559cm" svg:x2="10.779cm" svg:y2="29.321cm">
          <text:p/>
        </draw:line>
        <draw:line draw:style-name="gr2" draw:text-style-name="P3" draw:layer="layout" svg:x1="10.779cm" svg:y1="16.748cm" svg:x2="10.779cm" svg:y2="17.51cm">
          <text:p/>
        </draw:line>
        <draw:line draw:style-name="gr6" draw:text-style-name="P3" draw:layer="layout" svg:x1="16.748cm" svg:y1="23.225cm" svg:x2="16.748cm" svg:y2="16.24cm">
          <text:p/>
        </draw:line>
        <draw:line draw:style-name="gr2" draw:text-style-name="P3" draw:layer="layout" svg:x1="16.748cm" svg:y1="23.225cm" svg:x2="10.779cm" svg:y2="23.225cm">
          <text:p/>
        </draw:line>
        <draw:rect draw:style-name="gr5" draw:text-style-name="P8" draw:layer="layout" svg:width="0.635cm" svg:height="0.508cm" svg:x="10.906cm" svg:y="21.193cm">
          <text:p text:style-name="P4"><text:span text:style-name="T3">No</text:span></text:p>
          <text:p text:style-name="P7"><text:span text:style-name="T4"/></text:p>
        </draw:rect>
        <draw:line draw:style-name="gr2" draw:text-style-name="P3" draw:layer="layout" svg:x1="10.779cm" svg:y1="20.939cm" svg:x2="10.779cm" svg:y2="21.828cm">
          <text:p/>
        </draw:line>
        <draw:line draw:style-name="gr2" draw:text-style-name="P3" draw:layer="layout" svg:x1="10.779cm" svg:y1="26.273cm" svg:x2="10.779cm" svg:y2="26.908cm">
          <text:p/>
        </draw:line>
        <draw:line draw:style-name="gr6" draw:text-style-name="P3" draw:layer="layout" svg:x1="14.589cm" svg:y1="20.304cm" svg:x2="13.827cm" svg:y2="20.304cm">
          <text:p/>
        </draw:line>
        <draw:rect draw:style-name="gr5" draw:text-style-name="P8" draw:layer="layout" svg:width="0.762cm" svg:height="0.889cm" svg:x="14.589cm" svg:y="21.32cm">
          <text:p text:style-name="P4"><text:span text:style-name="T3">Yes</text:span></text:p>
          <text:p text:style-name="P7"><text:span text:style-name="T4"/></text:p>
        </draw:rect>
        <draw:line draw:style-name="gr6" draw:text-style-name="P3" draw:layer="layout" svg:x1="14.589cm" svg:y1="22.844cm" svg:x2="14.589cm" svg:y2="20.304cm">
          <text:p/>
        </draw:line>
        <draw:custom-shape draw:style-name="gr4" draw:text-style-name="P6" draw:layer="layout" svg:width="4.318cm" svg:height="1.016cm" svg:x="8.747cm" svg:y="39.735cm">
          <text:p text:style-name="P1"><text:span text:style-name="T2"><text:s/></text:span><text:span text:style-name="T2">Is byteVal less than 16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906cm" svg:y1="39.1cm" svg:x2="10.906cm" svg:y2="39.735cm">
          <text:p/>
        </draw:line>
        <draw:line draw:style-name="gr2" draw:text-style-name="P3" draw:layer="layout" svg:x1="10.906cm" svg:y1="40.751cm" svg:x2="10.906cm" svg:y2="41.64cm">
          <text:p/>
        </draw:line>
        <draw:rect draw:style-name="gr1" draw:text-style-name="P9" draw:layer="layout" svg:width="5.08cm" svg:height="0.762cm" svg:x="8.366cm" svg:y="41.64cm">
          <text:p text:style-name="P1"><text:span text:style-name="T2">return "0" + String (byteVal, HEX)</text:span></text:p>
        </draw:rect>
        <draw:rect draw:style-name="gr1" draw:text-style-name="P9" draw:layer="layout" svg:width="5.08cm" svg:height="0.762cm" svg:x="14.97cm" svg:y="39.862cm">
          <text:p text:style-name="P1"><text:span text:style-name="T2"><text:s/></text:span><text:span text:style-name="T2">return String (byteVal, HEX)</text:span></text:p>
        </draw:rect>
        <draw:rect draw:style-name="gr5" draw:text-style-name="P8" draw:layer="layout" svg:width="1.016cm" svg:height="0.889cm" svg:x="13.573cm" svg:y="39.735cm">
          <text:p text:style-name="P4"><text:span text:style-name="T3">No</text:span></text:p>
          <text:p text:style-name="P7"><text:span text:style-name="T4"/></text:p>
        </draw:rect>
        <draw:line draw:style-name="gr2" draw:text-style-name="P3" draw:layer="layout" svg:x1="12.938cm" svg:y1="40.243cm" svg:x2="14.97cm" svg:y2="40.243cm">
          <text:p/>
        </draw:line>
        <draw:rect draw:style-name="gr1" draw:text-style-name="P9" draw:layer="layout" svg:width="5.207cm" svg:height="1.016cm" svg:x="8.62cm" svg:y="46.974cm">
          <text:p text:style-name="P1"><text:span text:style-name="T2"><text:s/></text:span><text:span text:style-name="T2">byte count=0;</text:span></text:p>
          <text:p text:style-name="P1"><text:span text:style-name="T2"><text:s text:c="2"/></text:span><text:span text:style-name="T2">Wire.requestFrom(experiment,length)</text:span></text:p>
          <text:p text:style-name="P1"><text:span text:style-name="T2"/></text:p>
        </draw:rect>
        <draw:line draw:style-name="gr2" draw:text-style-name="P3" draw:layer="layout" svg:x1="11.16cm" svg:y1="46.212cm" svg:x2="11.16cm" svg:y2="46.974cm">
          <text:p/>
        </draw:line>
        <draw:rect draw:style-name="gr1" draw:text-style-name="P9" draw:layer="layout" svg:width="5.207cm" svg:height="1.016cm" svg:x="8.62cm" svg:y="46.973cm">
          <text:p text:style-name="P1"><text:span text:style-name="T2"><text:s/></text:span><text:span text:style-name="T2">byte count=0</text:span></text:p>
          <text:p text:style-name="P1"><text:span text:style-name="T2"><text:s text:c="2"/></text:span><text:span text:style-name="T2">Request data (experiment, length)</text:span></text:p>
          <text:p text:style-name="P1"><text:span text:style-name="T2"/></text:p>
        </draw:rect>
        <draw:custom-shape draw:style-name="gr4" draw:text-style-name="P9" draw:layer="layout" svg:width="4.318cm" svg:height="1.016cm" svg:x="9.001cm" svg:y="48.879cm">
          <text:p text:style-name="P10"><text:span text:style-name="T2">While</text:span></text:p>
          <text:p text:style-name="P10"><text:span text:style-name="T2">Wire.available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1.16cm" svg:y1="47.99cm" svg:x2="11.16cm" svg:y2="48.879cm">
          <text:p/>
        </draw:line>
        <draw:rect draw:style-name="gr5" draw:text-style-name="P8" draw:layer="layout" svg:width="0.635cm" svg:height="0.635cm" svg:x="11.033cm" svg:y="49.997cm">
          <text:p text:style-name="P4"><text:span text:style-name="T3">T</text:span></text:p>
          <text:p text:style-name="P7"><text:span text:style-name="T4"/></text:p>
        </draw:rect>
        <draw:line draw:style-name="gr2" draw:text-style-name="P3" draw:layer="layout" svg:x1="11.16cm" svg:y1="49.895cm" svg:x2="11.16cm" svg:y2="50.784cm">
          <text:p/>
        </draw:line>
        <draw:rect draw:style-name="gr1" draw:text-style-name="P9" draw:layer="layout" svg:width="4.064cm" svg:height="1.016cm" svg:x="9.128cm" svg:y="50.784cm">
          <text:p text:style-name="P1"><text:span text:style-name="T2">storage[count]= Wire.read()</text:span></text:p>
          <text:p text:style-name="P1"><text:span text:style-name="T2"><text:s text:c="4"/></text:span><text:span text:style-name="T2">Increment to count</text:span></text:p>
        </draw:rect>
        <draw:line draw:style-name="gr6" draw:text-style-name="P3" draw:layer="layout" svg:x1="5.699cm" svg:y1="51.292cm" svg:x2="9.128cm" svg:y2="51.292cm">
          <text:p/>
        </draw:line>
        <draw:line draw:style-name="gr6" draw:text-style-name="P11" draw:layer="layout" svg:x1="5.699cm" svg:y1="51.292cm" svg:x2="5.699cm" svg:y2="48.244cm">
          <text:p/>
        </draw:line>
        <draw:line draw:style-name="gr2" draw:text-style-name="P3" draw:layer="layout" svg:x1="5.699cm" svg:y1="48.244cm" svg:x2="11.16cm" svg:y2="48.244cm">
          <text:p/>
        </draw:line>
        <draw:line draw:style-name="gr6" draw:text-style-name="P3" draw:layer="layout" svg:x1="13.319cm" svg:y1="49.387cm" svg:x2="15.859cm" svg:y2="49.387cm">
          <text:p/>
        </draw:line>
        <draw:rect draw:style-name="gr5" draw:text-style-name="P8" draw:layer="layout" svg:width="1.016cm" svg:height="0.889cm" svg:x="15.605cm" svg:y="49.641cm">
          <text:p text:style-name="P4"><text:span text:style-name="T3">F</text:span></text:p>
          <text:p text:style-name="P7"><text:span text:style-name="T4"/></text:p>
        </draw:rect>
        <draw:line draw:style-name="gr6" draw:text-style-name="P3" draw:layer="layout" svg:x1="15.859cm" svg:y1="52.689cm" svg:x2="15.859cm" svg:y2="49.387cm">
          <text:p/>
        </draw:line>
        <draw:rect draw:style-name="gr1" draw:text-style-name="P9" draw:layer="layout" svg:width="2.54cm" svg:height="0.762cm" svg:x="9.89cm" svg:y="52.308cm">
          <text:p text:style-name="P1"><text:span text:style-name="T2"><text:s/></text:span><text:span text:style-name="T2">return count</text:span></text:p>
        </draw:rect>
        <draw:line draw:style-name="gr2" draw:text-style-name="P3" draw:layer="layout" svg:x1="15.859cm" svg:y1="52.689cm" svg:x2="12.43cm" svg:y2="52.689cm">
          <text:p/>
        </draw:line>
        <draw:rect draw:style-name="gr1" draw:text-style-name="P9" draw:layer="layout" svg:width="2.921cm" svg:height="1.016cm" svg:x="9.838cm" svg:y="57.134cm">
          <text:p text:style-name="P1"><text:span text:style-name="T2"><text:s text:c="2"/></text:span><text:span text:style-name="T2">int <text:s/>maxRssi = -999</text:span></text:p>
          <text:p text:style-name="P1"><text:span text:style-name="T2"><text:s text:c="2"/></text:span><text:span text:style-name="T2">int rssi = -999</text:span></text:p>
          <text:p text:style-name="P1"><text:span text:style-name="T2"/></text:p>
        </draw:rect>
        <draw:line draw:style-name="gr2" draw:text-style-name="P3" draw:layer="layout" svg:x1="11.287cm" svg:y1="56.499cm" svg:x2="11.287cm" svg:y2="57.134cm">
          <text:p/>
        </draw:line>
        <draw:rect draw:style-name="gr1" draw:text-style-name="P9" draw:layer="layout" svg:width="2.54cm" svg:height="0.635cm" svg:x="10.017cm" svg:y="61.833cm">
          <text:p text:style-name="P1"><text:span text:style-name="T2"><text:s text:c="2"/></text:span><text:span text:style-name="T2">Increment to i</text:span></text:p>
        </draw:rect>
        <draw:line draw:style-name="gr2" draw:text-style-name="P3" draw:layer="layout" svg:x1="11.287cm" svg:y1="58.15cm" svg:x2="11.287cm" svg:y2="58.785cm">
          <text:p/>
        </draw:line>
        <draw:line draw:style-name="gr2" draw:text-style-name="P3" draw:layer="layout" svg:x1="11.287cm" svg:y1="59.42cm" svg:x2="11.287cm" svg:y2="60.182cm">
          <text:p/>
        </draw:line>
        <draw:rect draw:style-name="gr5" draw:text-style-name="P8" draw:layer="layout" svg:width="0.635cm" svg:height="0.635cm" svg:x="5.064cm" svg:y="60.436cm">
          <text:p text:style-name="P4"><text:span text:style-name="T3">Yes</text:span></text:p>
          <text:p text:style-name="P7"><text:span text:style-name="T4"/></text:p>
        </draw:rect>
        <draw:rect draw:style-name="gr1" draw:text-style-name="P9" draw:layer="layout" svg:width="5.13cm" svg:height="1.016cm" svg:x="8.824cm" svg:y="60.182cm">
          <text:p text:style-name="P1"><text:span text:style-name="T2"><text:s text:c="2"/></text:span><text:span text:style-name="T2">rssi = CC1101.ReadRSSI()</text:span></text:p>
          <text:p text:style-name="P1"><text:span text:style-name="T2"><text:s text:c="4"/></text:span><text:span text:style-name="T2">if ( rssi &gt; maxRssi ) maxRssi = rssi</text:span></text:p>
          <text:p text:style-name="P1"><text:span text:style-name="T2"><text:s text:c="4"/></text:span><text:span text:style-name="T2">delay( deltaTms)</text:span></text:p>
        </draw:rect>
        <draw:line draw:style-name="gr2" draw:text-style-name="P3" draw:layer="layout" svg:x1="5.826cm" svg:y1="59.674cm" svg:x2="11.287cm" svg:y2="59.674cm">
          <text:p/>
        </draw:line>
        <draw:line draw:style-name="gr6" draw:text-style-name="P3" draw:layer="layout" svg:x1="5.826cm" svg:y1="63.599cm" svg:x2="9.255cm" svg:y2="63.599cm">
          <text:p/>
        </draw:line>
        <draw:line draw:style-name="gr6" draw:text-style-name="P3" draw:layer="layout" svg:x1="5.826cm" svg:y1="63.599cm" svg:x2="5.826cm" svg:y2="59.674cm">
          <text:p/>
        </draw:line>
        <draw:rect draw:style-name="gr5" draw:text-style-name="P8" draw:layer="layout" svg:width="1.016cm" svg:height="0.889cm" svg:x="11.16cm" svg:y="64.119cm">
          <text:p text:style-name="P4"><text:span text:style-name="T3">No</text:span></text:p>
          <text:p text:style-name="P7"><text:span text:style-name="T4"/></text:p>
        </draw:rect>
        <draw:rect draw:style-name="gr1" draw:text-style-name="P9" draw:layer="layout" svg:width="2.54cm" svg:height="0.635cm" svg:x="10.017cm" svg:y="58.785cm">
          <text:p text:style-name="P1"><text:span text:style-name="T2"><text:s text:c="2"/></text:span><text:span text:style-name="T2">i=0</text:span></text:p>
        </draw:rect>
        <draw:line draw:style-name="gr2" draw:text-style-name="P3" draw:layer="layout" svg:x1="11.287cm" svg:y1="61.198cm" svg:x2="11.287cm" svg:y2="61.833cm">
          <text:p/>
        </draw:line>
        <draw:line draw:style-name="gr2" draw:text-style-name="P3" draw:layer="layout" svg:x1="11.287cm" svg:y1="62.468cm" svg:x2="11.287cm" svg:y2="63.103cm">
          <text:p/>
        </draw:line>
        <draw:line draw:style-name="gr2" draw:text-style-name="P3" draw:layer="layout" svg:x1="11.287cm" svg:y1="64.119cm" svg:x2="11.287cm" svg:y2="65.008cm">
          <text:p/>
        </draw:line>
        <draw:rect draw:style-name="gr1" draw:text-style-name="P9" draw:layer="layout" svg:width="3.479cm" svg:height="0.762cm" svg:x="9.487cm" svg:y="64.869cm">
          <text:p text:style-name="P1"><text:span text:style-name="T2"><text:s text:c="3"/></text:span><text:span text:style-name="T2">return(maxRssi)</text:span></text:p>
        </draw:rect>
        <draw:line draw:style-name="gr2" draw:text-style-name="P3" draw:layer="layout" svg:x1="10.906cm" svg:y1="7.604cm" svg:x2="10.906cm" svg:y2="8.239cm">
          <text:p/>
        </draw:line>
        <draw:line draw:style-name="gr2" draw:text-style-name="P3" draw:layer="layout" svg:x1="10.906cm" svg:y1="9.001cm" svg:x2="10.906cm" svg:y2="9.763cm">
          <text:p/>
        </draw:line>
        <draw:frame draw:style-name="gr7" draw:text-style-name="P3" draw:layer="layout" svg:width="0.022cm" svg:height="0.043cm" svg:x="2.905cm" svg:y="41.0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4" draw:text-style-name="P6" draw:layer="layout" svg:width="4.318cm" svg:height="1.016cm" svg:x="9.128cm" svg:y="63.103cm">
          <text:p text:style-name="P1"><text:span text:style-name="T2">Is i less than numSam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6" draw:layer="layout" svg:width="2.286cm" svg:height="0.635cm" svg:x="9.636cm" svg:y="14.335cm">
          <text:p text:style-name="P3"><text:span text:style-name="T6">Loop ()</text:span></text:p>
        </draw:ellipse>
        <draw:ellipse draw:style-name="gr1" draw:text-style-name="P6" draw:layer="layout" svg:width="1.905cm" svg:height="0.762cm" svg:x="9.89cm" svg:y="8.239cm">
          <text:p text:style-name="P3"><text:span text:style-name="T6">Setup ()</text:span></text:p>
        </draw:ellipse>
        <draw:line draw:style-name="gr2" draw:text-style-name="P3" draw:layer="layout" svg:x1="10.779cm" svg:y1="12.176cm" svg:x2="10.779cm" svg:y2="13.065cm">
          <text:p/>
        </draw:line>
        <draw:ellipse draw:style-name="gr1" draw:text-style-name="P6" draw:layer="layout" svg:width="1.905cm" svg:height="0.635cm" svg:x="9.763cm" svg:y="13.065cm">
          <text:p text:style-name="P3"><text:span text:style-name="T6">End </text:span></text:p>
        </draw:ellipse>
        <draw:line draw:style-name="gr2" draw:text-style-name="P3" draw:layer="layout" svg:x1="10.779cm" svg:y1="13.7cm" svg:x2="10.779cm" svg:y2="14.335cm">
          <text:p/>
        </draw:line>
        <draw:line draw:style-name="gr2" draw:text-style-name="P3" draw:layer="layout" svg:x1="10.779cm" svg:y1="14.97cm" svg:x2="10.779cm" svg:y2="15.732cm">
          <text:p/>
        </draw:line>
        <draw:ellipse draw:style-name="gr1" draw:text-style-name="P6" draw:layer="layout" svg:width="1.778cm" svg:height="0.508cm" svg:x="9.89cm" svg:y="29.321cm">
          <text:p text:style-name="P3"><text:span text:style-name="T6">End </text:span></text:p>
        </draw:ellipse>
        <draw:ellipse draw:style-name="gr1" draw:text-style-name="P6" draw:layer="layout" svg:width="1.779cm" svg:height="0.635cm" svg:x="9.89cm" svg:y="32.115cm">
          <text:p text:style-name="P3"><text:span text:style-name="T6">Transmit ()</text:span></text:p>
        </draw:ellipse>
        <draw:line draw:style-name="gr2" draw:text-style-name="P3" draw:layer="layout" svg:x1="10.779cm" svg:y1="32.75cm" svg:x2="10.779cm" svg:y2="33.385cm">
          <text:p/>
        </draw:line>
        <draw:line draw:style-name="gr2" draw:text-style-name="P3" draw:layer="layout" svg:x1="10.779cm" svg:y1="34.655cm" svg:x2="10.779cm" svg:y2="35.29cm">
          <text:p/>
        </draw:line>
        <draw:ellipse draw:style-name="gr1" draw:text-style-name="P6" draw:layer="layout" svg:width="1.397cm" svg:height="0.508cm" svg:x="10.144cm" svg:y="35.163cm">
          <text:p text:style-name="P3"><text:span text:style-name="T6">End</text:span></text:p>
        </draw:ellipse>
        <draw:ellipse draw:style-name="gr1" draw:text-style-name="P3" draw:layer="layout" svg:width="5.207cm" svg:height="1.27cm" svg:x="8.366cm" svg:y="37.83cm">
          <text:p text:style-name="P1"><text:span text:style-name="T7">Convert byte byteVal into two characters</text:span></text:p>
        </draw:ellipse>
        <draw:ellipse draw:style-name="gr1" draw:text-style-name="P6" draw:layer="layout" svg:width="1.524cm" svg:height="0.508cm" svg:x="10.144cm" svg:y="43.164cm">
          <text:p text:style-name="P3"><text:span text:style-name="T6">End</text:span></text:p>
        </draw:ellipse>
        <draw:line draw:style-name="gr2" draw:text-style-name="P3" draw:layer="layout" svg:x1="10.906cm" svg:y1="42.402cm" svg:x2="10.906cm" svg:y2="43.164cm">
          <text:p/>
        </draw:line>
        <draw:ellipse draw:style-name="gr1" draw:text-style-name="P6" draw:layer="layout" svg:width="7.493cm" svg:height="1.016cm" svg:x="7.385cm" svg:y="45.196cm">
          <text:p text:style-name="P1"><text:span text:style-name="T7">Collect data from i2c (experiment, length, * storage)</text:span></text:p>
        </draw:ellipse>
        <draw:line draw:style-name="gr2" draw:text-style-name="P3" draw:layer="layout" svg:x1="11.195cm" svg:y1="53.07cm" svg:x2="11.195cm" svg:y2="53.832cm">
          <text:p/>
        </draw:line>
        <draw:ellipse draw:style-name="gr1" draw:text-style-name="P6" draw:layer="layout" svg:width="1.778cm" svg:height="0.635cm" svg:x="10.306cm" svg:y="53.832cm">
          <text:p text:style-name="P3"><text:span text:style-name="T6">End</text:span></text:p>
        </draw:ellipse>
        <draw:ellipse draw:style-name="gr1" draw:text-style-name="P6" draw:layer="layout" svg:width="6.858cm" svg:height="0.889cm" svg:x="7.985cm" svg:y="55.61cm">
          <text:p text:style-name="P1"><text:span text:style-name="T7"><text:s/></text:span><text:span text:style-name="T7">getMaxRssi (int chan, int deltaTms, int numSamp)</text:span></text:p>
        </draw:ellipse>
        <draw:line draw:style-name="gr2" draw:text-style-name="P3" draw:layer="layout" svg:x1="11.287cm" svg:y1="65.643cm" svg:x2="11.287cm" svg:y2="66.532cm">
          <text:p/>
        </draw:line>
        <draw:ellipse draw:style-name="gr1" draw:text-style-name="P6" draw:layer="layout" svg:width="1.778cm" svg:height="0.635cm" svg:x="10.398cm" svg:y="66.532cm">
          <text:p text:style-name="P3"><text:span text:style-name="T6">End</text:span></text:p>
        </draw:ellipse>
        <draw:line draw:style-name="gr6" draw:text-style-name="P3" draw:layer="layout" svg:x1="17.256cm" svg:y1="40.624cm" svg:x2="17.256cm" svg:y2="42.656cm">
          <text:p/>
        </draw:line>
        <draw:line draw:style-name="gr2" draw:text-style-name="P3" draw:layer="layout" svg:x1="17.256cm" svg:y1="42.656cm" svg:x2="10.906cm" svg:y2="42.656cm">
          <text:p/>
        </draw:line>
        <draw:rect draw:style-name="gr5" draw:text-style-name="P8" draw:layer="layout" svg:width="0.762cm" svg:height="0.254cm" svg:x="10.906cm" svg:y="26.527cm">
          <text:p text:style-name="P4"><text:span text:style-name="T3">Yes</text:span></text:p>
          <text:p text:style-name="P7"><text:span text:style-name="T4"/></text:p>
        </draw:rect>
        <draw:line draw:style-name="gr2" draw:text-style-name="P3" draw:layer="layout" svg:x1="18.018cm" svg:y1="28.813cm" svg:x2="10.779cm" svg:y2="28.813cm">
          <text:p/>
        </draw:line>
        <draw:line draw:style-name="gr6" draw:text-style-name="P3" draw:layer="layout" svg:x1="18.018cm" svg:y1="28.813cm" svg:x2="18.018cm" svg:y2="25.638cm">
          <text:p/>
        </draw:line>
        <draw:line draw:style-name="gr6" draw:text-style-name="P3" draw:layer="layout" svg:x1="14.208cm" svg:y1="25.638cm" svg:x2="18.018cm" svg:y2="25.638cm">
          <text:p/>
        </draw:line>
        <draw:rect draw:style-name="gr5" draw:text-style-name="P8" draw:layer="layout" svg:width="0.635cm" svg:height="0.508cm" svg:x="18.145cm" svg:y="26.4cm">
          <text:p text:style-name="P4"><text:span text:style-name="T3">No</text:span></text:p>
          <text:p text:style-name="P7"><text:span text:style-name="T4"/></text:p>
        </draw:rect>
        <draw:rect draw:style-name="gr1" draw:text-style-name="P6" draw:layer="layout" svg:width="3.683cm" svg:height="0.889cm" svg:x="8.874cm" svg:y="23.479cm">
          <text:p text:style-name="P4"><text:span text:style-name="T2">Set rcvdFlag to false</text:span></text:p>
          <text:p text:style-name="P4"><text:span text:style-name="T2">Set intFlag to false</text:span></text:p>
        </draw:rect>
        <draw:line draw:style-name="gr2" draw:text-style-name="P3" draw:layer="layout" svg:x1="14.589cm" svg:y1="22.844cm" svg:x2="10.779cm" svg:y2="22.844cm">
          <text:p/>
        </draw:line>
        <draw:ellipse draw:style-name="gr1" draw:text-style-name="P6" draw:layer="layout" svg:width="1.779cm" svg:height="0.762cm" svg:x="9.89cm" svg:y="30.718cm">
          <text:p text:style-name="P3"><text:span text:style-name="T6">Interrupt</text:span></text:p>
        </draw:ellipse>
        <draw:line draw:style-name="gr2" draw:text-style-name="P3" draw:layer="layout" svg:x1="10.779cm" svg:y1="31.48cm" svg:x2="10.779cm" svg:y2="32.115cm">
          <text:p/>
        </draw:line>
        <draw:ellipse draw:style-name="gr1" draw:text-style-name="P3" draw:layer="layout" svg:width="4.064cm" svg:height="0.785cm" svg:x="8.874cm" svg:y="36.433cm">
          <text:p text:style-name="P1"><text:span text:style-name="T7">byteToHexStr (byte byteVal )</text:span></text:p>
        </draw:ellipse>
        <draw:line draw:style-name="gr2" draw:text-style-name="P3" draw:layer="layout" svg:x1="10.906cm" svg:y1="37.195cm" svg:x2="10.906cm" svg:y2="37.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4T19:38:19.52</meta:creation-date>
    <dc:date>2015-02-03T16:23:36.41</dc:date>
    <meta:editing-duration>PT17H51M20S</meta:editing-duration>
    <meta:editing-cycles>52</meta:editing-cycles>
    <meta:generator>OpenOffice.org/3.4.1$Win32 OpenOffice.org_project/341m1$Build-9593</meta:generator>
    <meta:document-statistic meta:object-count="1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23cm" svg:height="0.044cm" xlink:href="." xlink:type="simple" chart:class="chart:bar" chart:style-name="ch1">
        <chart:plot-area chart:style-name="ch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